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2.668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27a5" officeooo:paragraph-rsid="001927a5"/>
    </style:style>
    <style:style style:name="P2" style:family="paragraph" style:parent-style-name="Table_20_Contents">
      <style:text-properties officeooo:rsid="001927a5" officeooo:paragraph-rsid="001927a5"/>
    </style:style>
    <style:style style:name="P3" style:family="paragraph" style:parent-style-name="Table_20_Contents">
      <style:text-properties officeooo:rsid="001abf45" officeooo:paragraph-rsid="001abf45"/>
    </style:style>
    <style:style style:name="P4" style:family="paragraph" style:parent-style-name="Table_20_Contents" style:list-style-name="L1">
      <style:text-properties officeooo:rsid="001927a5" officeooo:paragraph-rsid="001927a5"/>
    </style:style>
    <style:style style:name="P5" style:family="paragraph" style:parent-style-name="Table_20_Contents" style:list-style-name="L2">
      <style:text-properties officeooo:rsid="001927a5" officeooo:paragraph-rsid="001927a5"/>
    </style:style>
    <style:style style:name="P6" style:family="paragraph" style:parent-style-name="Table_20_Contents" style:list-style-name="L3">
      <style:text-properties officeooo:rsid="001927a5" officeooo:paragraph-rsid="001927a5"/>
    </style:style>
    <style:style style:name="P7" style:family="paragraph" style:parent-style-name="Table_20_Contents" style:list-style-name="L2">
      <style:text-properties officeooo:rsid="001ba307" officeooo:paragraph-rsid="001ba307"/>
    </style:style>
    <style:style style:name="P8" style:family="paragraph" style:parent-style-name="Table_20_Contents" style:list-style-name="L3">
      <style:text-properties officeooo:rsid="001abf45" officeooo:paragraph-rsid="001abf45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abf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ork Division</text:span> </text:p>
      <text:p text:style-name="P1"/>
      <table:table table:name="Table1" table:style-name="Table1">
        <table:table-column table:style-name="Table1.A" table:number-columns-repeated="3"/>
        <table:table-row table:style-name="TableLine93897734518720">
          <table:table-cell table:style-name="Table1.A1" office:value-type="string">
            <text:p text:style-name="P2">Kamran Sarfraz</text:p>
          </table:table-cell>
          <table:table-cell table:style-name="Table1.A1" office:value-type="string">
            <text:p text:style-name="P2">Kiran Shoaib</text:p>
          </table:table-cell>
          <table:table-cell table:style-name="Table1.C1" office:value-type="string">
            <text:p text:style-name="P2">Manahil Malik</text:p>
          </table:table-cell>
        </table:table-row>
        <table:table-row table:style-name="Table1.2">
          <table:table-cell table:style-name="Table1.A2" office:value-type="string">
            <text:list xml:id="list2985690785" text:style-name="L1">
              <text:list-item>
                <text:p text:style-name="P4">Verification Plan <text:span text:style-name="T2">formulation</text:span>.</text:p>
              </text:list-item>
              <text:list-item>
                <text:p text:style-name="P4">Design <text:span text:style-name="T2">of </text:span>Branch Transfer Buffer </text:p>
              </text:list-item>
              <text:list-item>
                <text:p text:style-name="P4">Test Generation with Force-RISCV.</text:p>
              </text:list-item>
            </text:list>
          </table:table-cell>
          <table:table-cell table:style-name="Table1.A2" office:value-type="string">
            <text:list xml:id="list1508247407" text:style-name="L2">
              <text:list-item>
                <text:p text:style-name="P5">Block Diagram of Branch Predictor.</text:p>
              </text:list-item>
              <text:list-item>
                <text:p text:style-name="P5">Design of Branch History Table </text:p>
              </text:list-item>
              <text:list-item>
                <text:p text:style-name="P5">Design of GHR.</text:p>
              </text:list-item>
              <text:list-item>
                <text:p text:style-name="P5">Stitching of modules and gathering everything as branch predictor.</text:p>
              </text:list-item>
              <text:list-item>
                <text:p text:style-name="P7">Integration of branch predictor in core.</text:p>
              </text:list-item>
            </text:list>
          </table:table-cell>
          <table:table-cell table:style-name="Table1.C2" office:value-type="string">
            <text:list xml:id="list2506320489" text:style-name="L3">
              <text:list-item>
                <text:p text:style-name="P6">Infrastructure customization.</text:p>
              </text:list-item>
              <text:list-item>
                <text:p text:style-name="P8">Integration of SPIKE</text:p>
              </text:list-item>
              <text:list-item>
                <text:p text:style-name="P8">Optimization of Test-bench.</text:p>
              </text:list-item>
            </text:list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7:43:07.561785128</meta:creation-date>
    <dc:date>2022-06-10T18:01:17.933199793</dc:date>
    <meta:editing-duration>PT6M9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15" meta:word-count="67" meta:character-count="421" meta:non-whitespace-character-count="377"/>
  </office:meta>
</office:document-meta>
</file>